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COMERCIAL PROPOSAL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</text:span><text:span text:style-name="T1">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17">mycompany_country_code = {mycompany_country_code}</text:p>
      <text:p text:style-name="P17">mycompany_state = {mycompany_state}</text:p>
      <text:p text:style-name="P17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17">mycompany_idprof5 = {mycompany_idprof5}</text:p>
      <text:p text:style-name="P17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17">company_country_code = {company_country_code}</text:p>
      <text:p text:style-name="P17">company_state = {company_state}</text:p>
      <text:p text:style-name="P17">company_state_code = {company_state_code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17">company_idprof5 = {company_idprof5}</text:p>
      <text:p text:style-name="P17">company_idprof6 = {company_idprof6}</text:p>
      <text:p text:style-name="P5">company_vatnumber = {company_vatnumber}</text:p>
      <text:p text:style-name="P6">company_note = {company_note}</text:p>
      <text:p text:style-name="P6">…</text:p>
      <text:p text:style-name="P3"><text:soft-page-break/></text:p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ref_customer = {object_ref_customer}</text:p>
      <text:p text:style-name="P5">object_date = {object_date}</text:p>
      <text:p text:style-name="P5">object_date_end = {object_date_end} </text:p>
      <text:p text:style-name="P5">object_date_creation = {object_date_creation}</text:p>
      <text:p text:style-name="P5">object_date_validation = {object_date_validation}</text:p>
      <text:p text:style-name="P5">object_total_ht = {object_total_ht}</text:p>
      <text:p text:style-name="P5">object_total_vat = {object_total_vat}</text:p>
      <text:p text:style-name="P5">object_total_ttc = {object_total_ttc}</text:p>
      <text:p text:style-name="P5">object_payment_mode = {object_payment_mode}</text:p>
      <text:p text:style-name="P5">object_payment_term = {object_payment_term}</text:p>
      <text:p text:style-name="P5">object_note_private = {object_note_private}</text:p>
      <text:p text:style-name="P5">object_note = {object_note}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0T16:02:57</dc:date>
    <meta:editing-duration>PT4H24M48S</meta:editing-duration>
    <meta:editing-cycles>52</meta:editing-cycles>
    <meta:generator>LibreOffice/3.5$Linux_X86_64 LibreOffice_project/350m1$Build-2</meta:generator>
    <dc:creator>Laurent </dc:creator>
    <meta:document-statistic meta:table-count="1" meta:image-count="0" meta:object-count="0" meta:page-count="2" meta:paragraph-count="108" meta:word-count="375" meta:character-count="3669" meta:non-whitespace-character-count="3397"/>
    <meta:user-defined meta:name="Información 1"/>
    <meta:user-defined meta:name="Información 2"/>
    <meta:user-defined meta:name="Información 3"/>
    <meta:user-defined meta:name="Información 4"/>
  </office:meta>
</office:document-meta>
</file>